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5cm" fo:margin-bottom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5/10/2022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Docker</text:p>
            <text:p/>
            <text:p><text:span text:style-name="T1">What it can do and why you would want to use 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(Some) Hist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en.wikipedia.org/wiki/OS-level_virtualization" xlink:type="simple">OS-level virtualization</text:a><text:s/>on Linux</text:p>
                <text:list>
                  <text:list-item>
                    <text:p text:style-name="P2"><text:a xlink:href="https://en.wikipedia.org/wiki/Chroot" xlink:type="simple">chroot</text:a><text:s/>(1982)</text:p>
                    <text:list>
                      <text:list-item>
                        <text:p>just changes apparent root directory</text:p>
                      </text:list-item>
                      <text:list-item>
                        <text:p>a number of limitations (stacking, jail break)</text:p>
                      </text:list-item>
                    </text:list>
                  </text:list-item>
                  <text:list-item>
                    <text:p><text:a xlink:href="https://en.wikipedia.org/wiki/Linux-VServer" xlink:type="simple">Linux-VServer</text:a><text:s/>(2001)</text:p>
                    <text:list>
                      <text:list-item>
                        <text:p>uses security contexts provided by kernel</text:p>
                      </text:list-item>
                      <text:list-item>
                        <text:p>jail mechanism</text:p>
                      </text:list-item>
                    </text:list>
                  </text:list-item>
                  <text:list-item>
                    <text:p><text:a xlink:href="https://en.wikipedia.org/wiki/LXC" xlink:type="simple">LXC</text:a><text:s/>(Linux Containers, 2008)</text:p>
                    <text:list>
                      <text:list-item>
                        <text:p>uses kernel cgroups/namespace isolation</text:p>
                      </text:list-item>
                    </text:list>
                  </text:list-item>
                  <text:list-item>
                    <text:p><text:a xlink:href="https://en.wikipedia.org/wiki/Docker_(software)" xlink:type="simple">Docker</text:a><text:s/>(2013)</text:p>
                    <text:list>
                      <text:list-item>
                        <text:p>uses libcontainer, libvirt, LXC, systemd-nspawn</text:p>
                      </text:list-item>
                      <text:list-item>
                        <text:p>containers are standard proce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Docker Compon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oftware</text:p>
                <text:list>
                  <text:list-item>
                    <text:p>dockerd: daemon, manages containers</text:p>
                  </text:list-item>
                  <text:list-item>
                    <text:p>docker: CLI for dockerd</text:p>
                  </text:list-item>
                </text:list>
              </text:list-item>
              <text:list-item>
                <text:p>Objects</text:p>
                <text:list>
                  <text:list-item>
                    <text:p>image: read-only template for containers</text:p>
                  </text:list-item>
                  <text:list-item>
                    <text:p>container: environment that runs applications</text:p>
                  </text:list-item>
                  <text:list-item>
                    <text:p>service: for scaling across multiple dockerd (aka swarm)</text:p>
                  </text:list-item>
                </text:list>
              </text:list-item>
              <text:list-item>
                <text:p>Registries</text:p>
                <text:list>
                  <text:list-item>
                    <text:p>repository for images (pull/push)</text:p>
                  </text:list-item>
                  <text:list-item>
                    <text:p>public or private</text:p>
                  </text:list-item>
                  <text:list-item>
                    <text:p>main public repo: <text:a xlink:href="https://hub.docker.com/" xlink:type="simple">Docker Hub</text:a></text:p>
                  </text:list-item>
                  <text:list-item>
                    <text:p>other backends, e.g.: <text:a xlink:href="https://www.sonatype.com/products/nexus-repository" xlink:type="simple">sonatype nexus repository</text:a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2cm" svg:height="0.806cm" svg:x="21.6cm" svg:y="13.4cm">
          <draw:text-box>
            <text:p text:style-name="P3"><text:span text:style-name="T2">Source: </text:span><text:span text:style-name="T2"><text:a xlink:href="https://en.wikipedia.org/wiki/Docker_(software)#Components" xlink:type="simple">Wikipedi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LI</text:p>
                <text:p><text:span text:style-name="T3">sudo apt install docker.io</text:span></text:p>
              </text:list-item>
              <text:list-item>
                <text:p>Docker Desktop <text:span text:style-name="T3">(check terms re commercial use!)</text:span></text:p>
                <text:p><text:span text:style-name="T3"><text:a xlink:href="https://docs.docker.com/desktop/install/linux-install/" xlink:type="simple">https://docs.docker.com/desktop/install/linux-install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Using im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ull image</text:p>
                <text:p>docker pull &lt;URL&gt;</text:p>
                <text:p>docker pull hello-world</text:p>
              </text:list-item>
              <text:list-item>
                <text:p>URL format</text:p>
                <text:p>[registry-url/]namespace/image[:tag]</text:p>
              </text:list-item>
              <text:list-item>
                <text:p>"Official" images have no namespace (implicit "library"), hence only "hello-world"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Manage im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ub-command "image"</text:p>
              </text:list-item>
              <text:list-item>
                <text:p>list images: docker image ls</text:p>
              </text:list-item>
            </text:list>
            <text:list text:style-name="L5">
              <text:list-item>
                <text:p text:style-name="P5">inspect image: docker image inspect ...</text:p>
              </text:list-item>
            </text:list>
            <text:list text:style-name="L3">
              <text:list-item>
                <text:p>delete image(s): docker image rm ...</text:p>
              </text:list-item>
              <text:list-item>
                <text:p>remove unused images: docker image prune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Using images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pin up container from image</text:p>
                <text:p>docker run &lt;URL&gt;</text:p>
                <text:p>docker run hello-world</text:p>
              </text:list-item>
              <text:list-item>
                <text:p>Output</text:p>
                <text:p><text:span text:style-name="T4">Hello from Docker!</text:span></text:p>
                <text:p><text:span text:style-name="T4">This message shows that your installation appears to be working correctly.</text:span></text:p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Using images (3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wo types of volumes</text:p>
                <text:list>
                  <text:list-item>
                    <text:p>named volumes: persistent, eg for databases</text:p>
                  </text:list-item>
                  <text:list-item>
                    <text:p>mapped directories</text:p>
                    <text:p>-v/--volume or --mount (greater control than -v)</text:p>
                    <text:p>-v HOSTDIR:CONTAINERD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Managing Contain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ub-command "container"</text:p>
              </text:list-item>
              <text:list-item>
                <text:p>List running containers: docker container ls</text:p>
              </text:list-item>
              <text:list-item>
                <text:p>List all containers: docker container ls -a</text:p>
              </text:list-item>
              <text:list-item>
                <text:p>Start/Stop container: docker container start/stop ...</text:p>
              </text:list-item>
              <text:list-item>
                <text:p>Remove container(s): docker container rm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Create im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mage specification: Dockerfile</text:p>
              </text:list-item>
              <text:list-item>
                <text:p>Basic commands:</text:p>
                <text:list>
                  <text:list-item>
                    <text:p>FROM: the base image</text:p>
                  </text:list-item>
                  <text:list-item>
                    <text:p>RUN: executes command (use )</text:p>
                  </text:list-item>
                  <text:list-item>
                    <text:p>ENV: set persistent environment variable</text:p>
                  </text:list-item>
                  <text:list-item>
                    <text:p>COPY: copy files from host into image (from within context)</text:p>
                  </text:list-item>
                  <text:list-item>
                    <text:p>WORKDIR: sets the current working dir, creates it automatically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5">Each command is a layer</text:span></text:p>
              </text:list-item>
              <text:list-item>
                <text:p text:style-name="P5"><text:span text:style-name="T5">Docker detects changes in Dockerfile by hashing the commands (hence use versions!)</text:span></text:p>
              </text:list-item>
              <text:list-item>
                <text:p text:style-name="P5"><text:span text:style-name="T5">Build image with s</text:span>ub-command "build" (same dir as Dockerfile, aka context)</text:p>
                <text:p text:style-name="P5">docker build -t TAGNAME 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Clean 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top all containers</text:p>
                <text:p>docker stop $(docker ps -a -q)</text:p>
              </text:list-item>
              <text:list-item>
                <text:p>remove all containers</text:p>
                <text:p>docker rm $(docker ps -a -q)</text:p>
              </text:list-item>
              <text:list-item>
                <text:p>purging all unused or dangling images, containers, volumes, and networks:</text:p>
                <text:p>docker system prune</text:p>
              </text:list-item>
              <text:list-item>
                <text:p>you can be even more aggressive when adding the -a flag:</text:p>
                <text:p>docker system prune -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Why use i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solating applications</text:p>
              </text:list-item>
              <text:list-item>
                <text:p>Legacy software with outdated libraries</text:p>
              </text:list-item>
              <text:list-item>
                <text:p>Conflicting library requirements (eg CUDA)</text:p>
              </text:list-item>
              <text:list-item>
                <text:p>Easily deploy complex applications</text:p>
              </text:list-item>
              <text:list-item>
                <text:p>Version applications (easily switch version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If you want to know more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roduction for Data Scientists</text:p>
                <text:p><text:span text:style-name="T6"><text:a xlink:href="https://www.data-mining.co.nz/docker-for-data-scientists/" xlink:type="simple">https://www.data-mining.co.nz/docker-for-data-scientists/</text:a></text:span></text:p>
              </text:list-item>
              <text:list-item>
                <text:p><text:span text:style-name="T7">Docker reference</text:span></text:p>
                <text:p><text:span text:style-name="T6"><text:a xlink:href="https://docs.docker.com/engine/reference/builder/" xlink:type="simple">https://docs.docker.com/engine/reference/builder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8:14:14.105892441</meta:creation-date>
    <dc:date>2022-10-26T08:50:48.659909831</dc:date>
    <meta:editing-duration>PT14H24M37S</meta:editing-duration>
    <meta:editing-cycles>15</meta:editing-cycles>
    <meta:generator>LibreOffice/6.4.7.2$Linux_X86_64 LibreOffice_project/40$Build-2</meta:generator>
    <meta:document-statistic meta:object-count="73"/>
  </office:meta>
</office:document-meta>
</file>